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8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1.191cm" svg:height="11.9cm" svg:x="22.608cm" svg:y="0.184cm">
            <draw:object draw:notify-on-update-of-ranges="Foglio1.E3:Foglio1.E21 Foglio1.F2:Foglio1.F2 Foglio1.F3:Foglio1.F21 Foglio1.G2:Foglio1.G2 Foglio1.G3:Foglio1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77cm" svg:height="11.043cm" svg:x="23.207cm" svg:y="14.45cm">
            <draw:object draw:notify-on-update-of-ranges="Foglio1.E2:Foglio1.E2 Foglio1.E3:Foglio1.E21 Foglio1.F2:Foglio1.F2 Foglio1.F3:Foglio1.F21 Foglio1.E2:Foglio1.E2 Foglio1.E3:Foglio1.E21 Foglio1.G2:Foglio1.G2 Foglio1.G3:Foglio1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ce2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iorno di fine attività</text:p>
          </table:table-cell>
          <table:table-cell table:style-name="ce1" office:value-type="string" calcext:value-type="string">
            <text:p>Planned value</text:p>
          </table:table-cell>
          <table:table-cell table:style-name="ce1" office:value-type="string" calcext:value-type="string">
            <text:p>Earned value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€ 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currency" office:currency="EUR" office:value="6019" calcext:value-type="currency">
            <text:p>€ 6.019</text:p>
          </table:table-cell>
          <table:table-cell office:value-type="currency" office:currency="EUR" office:value="6592" calcext:value-type="currency">
            <text:p>€ 6.592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currency" office:currency="EUR" office:value="8025" calcext:value-type="currency">
            <text:p>€ 8.025</text:p>
          </table:table-cell>
          <table:table-cell office:value-type="currency" office:currency="EUR" office:value="9172" calcext:value-type="currency">
            <text:p>€ 9.172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currency" office:currency="EUR" office:value="16051" calcext:value-type="currency">
            <text:p>€ 16.051</text:p>
          </table:table-cell>
          <table:table-cell office:value-type="currency" office:currency="EUR" office:value="16624" calcext:value-type="currency">
            <text:p>€ 16.624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currency" office:currency="EUR" office:value="18917" calcext:value-type="currency">
            <text:p>€ 18.917</text:p>
          </table:table-cell>
          <table:table-cell office:value-type="currency" office:currency="EUR" office:value="23216" calcext:value-type="currency">
            <text:p>€ 23.216</text:p>
          </table:table-cell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currency" office:currency="EUR" office:value="26369" calcext:value-type="currency">
            <text:p>€ 26.369</text:p>
          </table:table-cell>
          <table:table-cell office:value-type="currency" office:currency="EUR" office:value="32961" calcext:value-type="currency">
            <text:p>€ 32.961</text:p>
          </table:table-cell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currency" office:currency="EUR" office:value="30381" calcext:value-type="currency">
            <text:p>€ 30.381</text:p>
          </table:table-cell>
          <table:table-cell office:value-type="currency" office:currency="EUR" office:value="38693" calcext:value-type="currency">
            <text:p>€ 38.693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currency" office:currency="EUR" office:value="32388" calcext:value-type="currency">
            <text:p>€ 32.388</text:p>
          </table:table-cell>
          <table:table-cell office:value-type="currency" office:currency="EUR" office:value="40700" calcext:value-type="currency">
            <text:p>€ 40.700</text:p>
          </table:table-cell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currency" office:currency="EUR" office:value="34394" calcext:value-type="currency">
            <text:p>€ 34.394</text:p>
          </table:table-cell>
          <table:table-cell office:value-type="currency" office:currency="EUR" office:value="52164" calcext:value-type="currency">
            <text:p>€ 52.164</text:p>
          </table:table-cell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currency" office:currency="EUR" office:value="134997" calcext:value-type="currency">
            <text:p>€ 134.997</text:p>
          </table:table-cell>
          <table:table-cell office:value-type="currency" office:currency="EUR" office:value="83692" calcext:value-type="currency">
            <text:p>€ 83.692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currency" office:currency="EUR" office:value="141302" calcext:value-type="currency">
            <text:p>€ 141.302</text:p>
          </table:table-cell>
          <table:table-cell office:value-type="currency" office:currency="EUR" office:value="103755" calcext:value-type="currency">
            <text:p>€ 103.755</text:p>
          </table:table-cell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currency" office:currency="EUR" office:value="144742" calcext:value-type="currency">
            <text:p>€ 144.742</text:p>
          </table:table-cell>
          <table:table-cell office:value-type="currency" office:currency="EUR" office:value="108914" calcext:value-type="currency">
            <text:p>€ 108.914</text:p>
          </table:table-cell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currency" office:currency="EUR" office:value="154487" calcext:value-type="currency">
            <text:p>€ 154.487</text:p>
          </table:table-cell>
          <table:table-cell office:value-type="currency" office:currency="EUR" office:value="119233" calcext:value-type="currency">
            <text:p>€ 119.233</text:p>
          </table:table-cell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currency" office:currency="EUR" office:value="157066" calcext:value-type="currency">
            <text:p>€ 157.066</text:p>
          </table:table-cell>
          <table:table-cell office:value-type="currency" office:currency="EUR" office:value="120666" calcext:value-type="currency">
            <text:p>€ 120.666</text:p>
          </table:table-cell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 office:value-type="currency" office:currency="EUR" office:value="196619" calcext:value-type="currency">
            <text:p>€ 196.619</text:p>
          </table:table-cell>
          <table:table-cell office:value-type="currency" office:currency="EUR" office:value="159359" calcext:value-type="currency">
            <text:p>€ 159.359</text:p>
          </table:table-cell>
        </table:table-row>
        <table:table-row table:style-name="ro1">
          <table:table-cell table:number-columns-repeated="4"/>
          <table:table-cell office:value-type="float" office:value="511" calcext:value-type="float">
            <text:p>511</text:p>
          </table:table-cell>
          <table:table-cell office:value-type="currency" office:currency="EUR" office:value="221268" calcext:value-type="currency">
            <text:p>€ 221.2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6" calcext:value-type="float">
            <text:p>516</text:p>
          </table:table-cell>
          <table:table-cell office:value-type="currency" office:currency="EUR" office:value="223848" calcext:value-type="currency">
            <text:p>€ 223.8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office:value-type="currency" office:currency="EUR" office:value="228720" calcext:value-type="currency">
            <text:p>€ 228.7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office:value-type="currency" office:currency="EUR" office:value="231300" calcext:value-type="currency">
            <text:p>€ 231.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6T16:59:22.241876828</meta:creation-date>
    <dc:date>2021-03-16T17:23:37.629109659</dc:date>
    <meta:editing-duration>PT3M28S</meta:editing-duration>
    <meta:editing-cycles>1</meta:editing-cycles>
    <meta:document-statistic meta:table-count="1" meta:cell-count="56" meta:object-count="2"/>
    <meta:generator>LibreOffice/7.1.1.2$MacOSX_X86_64 LibreOffice_project/fe0b08f4af1bacafe4c7ecc87ce55bb426164676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92cm" svg:height="11.901cm" xlink:href=".." xlink:type="simple" chart:class="chart:line" chart:style-name="ch1">
        <chart:title svg:x="9.62cm" svg:y="0.373cm" chart:style-name="ch2">
          <text:p>GraficoA</text:p>
        </chart:title>
        <chart:legend chart:legend-position="end" svg:x="17.586cm" svg:y="5.402cm" style:legend-expansion="high" chart:style-name="ch3"/>
        <chart:plot-area chart:style-name="ch4" table:cell-range-address="Foglio1.E2:Foglio1.G21" chart:data-source-has-labels="both" svg:x="0.423cm" svg:y="1.404cm" svg:width="16.74cm" svg:height="10.259cm">
          <chart:coordinate-region svg:x="2.262cm" svg:y="1.603cm" svg:width="14.602cm" svg:height="9.413cm"/>
          <chart:axis chart:dimension="x" chart:name="primary-x" chart:style-name="ch5" chartooo:axis-type="auto">
            <chartooo:date-scale/>
            <chart:categories table:cell-range-address="Foglio1.E3:Foglio1.E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F3:Foglio1.F21" chart:label-cell-address="Foglio1.F2:Foglio1.F2" chart:class="chart:line">
            <chart:data-point chart:repeated="19"/>
          </chart:series>
          <chart:series chart:style-name="ch9" chart:values-cell-range-address="Foglio1.G3:Foglio1.G21" chart:label-cell-address="Foglio1.G2:Foglio1.G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 value</text:p>
                <draw:g>
                  <svg:desc>Foglio1.F2:Foglio1.F2</svg:desc>
                </draw:g>
              </table:table-cell>
              <table:table-cell office:value-type="string">
                <text:p>Earned value</text:p>
                <draw:g>
                  <svg:desc>Foglio1.G2:Foglio1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E3:Foglio1.E21</svg:desc>
                </draw:g>
              </table:table-cell>
              <table:table-cell office:value-type="float" office:value="0">
                <text:p>0</text:p>
                <draw:g>
                  <svg:desc>Foglio1.F3:Foglio1.F21</svg:desc>
                </draw:g>
              </table:table-cell>
              <table:table-cell office:value-type="float" office:value="0">
                <text:p>0</text:p>
                <draw:g>
                  <svg:desc>Foglio1.G3:Foglio1.G21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019">
                <text:p>6019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25">
                <text:p>8025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6051">
                <text:p>16051</text:p>
              </table:table-cell>
              <table:table-cell office:value-type="float" office:value="16624">
                <text:p>166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8917">
                <text:p>18917</text:p>
              </table:table-cell>
              <table:table-cell office:value-type="float" office:value="23216">
                <text:p>2321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6369">
                <text:p>26369</text:p>
              </table:table-cell>
              <table:table-cell office:value-type="float" office:value="32961">
                <text:p>329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0381">
                <text:p>30381</text:p>
              </table:table-cell>
              <table:table-cell office:value-type="float" office:value="38693">
                <text:p>386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388">
                <text:p>32388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4394">
                <text:p>34394</text:p>
              </table:table-cell>
              <table:table-cell office:value-type="float" office:value="52164">
                <text:p>5216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34997">
                <text:p>134997</text:p>
              </table:table-cell>
              <table:table-cell office:value-type="float" office:value="83692">
                <text:p>8369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41302">
                <text:p>141302</text:p>
              </table:table-cell>
              <table:table-cell office:value-type="float" office:value="103755">
                <text:p>10375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44742">
                <text:p>144742</text:p>
              </table:table-cell>
              <table:table-cell office:value-type="float" office:value="108914">
                <text:p>10891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54487">
                <text:p>154487</text:p>
              </table:table-cell>
              <table:table-cell office:value-type="float" office:value="119233">
                <text:p>119233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57066">
                <text:p>157066</text:p>
              </table:table-cell>
              <table:table-cell office:value-type="float" office:value="120666">
                <text:p>12066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96619">
                <text:p>196619</text:p>
              </table:table-cell>
              <table:table-cell office:value-type="float" office:value="159359">
                <text:p>159359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21268">
                <text:p>22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23848">
                <text:p>22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28720">
                <text:p>228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31300">
                <text:p>2313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8cm" svg:height="11.044cm" xlink:href=".." xlink:type="simple" chart:class="chart:scatter" chart:style-name="ch1">
        <chart:title svg:x="9.163cm" svg:y="0.355cm" chart:style-name="ch2">
          <text:p>GraficoB</text:p>
        </chart:title>
        <chart:legend chart:legend-position="end" svg:x="16.672cm" svg:y="4.974cm" style:legend-expansion="high" chart:style-name="ch3"/>
        <chart:plot-area chart:style-name="ch4" table:cell-range-address="Foglio1.E2:Foglio1.G21" chart:data-source-has-labels="row" svg:x="0.405cm" svg:y="1.368cm" svg:width="15.862cm" svg:height="9.456cm">
          <chart:coordinate-region svg:x="2.244cm" svg:y="1.567cm" svg:width="13.724cm" svg:height="8.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F3:Foglio1.F21" chart:label-cell-address="Foglio1.F2:Foglio1.F2" chart:class="chart:scatter">
            <chart:domain table:cell-range-address="Foglio1.E3:Foglio1.E21"/>
            <chart:data-point chart:repeated="19"/>
          </chart:series>
          <chart:series chart:style-name="ch9" chart:values-cell-range-address="Foglio1.G3:Foglio1.G21" chart:label-cell-address="Foglio1.G2:Foglio1.G2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Planned value</text:p>
                <draw:g>
                  <svg:desc>Foglio1.F2:Foglio1.F2</svg:desc>
                </draw:g>
              </table:table-cell>
              <table:table-cell office:value-type="string">
                <text:p>Earned value</text:p>
                <draw:g>
                  <svg:desc>Foglio1.G2:Foglio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E3:Foglio1.E21</svg:desc>
                </draw:g>
              </table:table-cell>
              <table:table-cell office:value-type="float" office:value="0">
                <text:p>0</text:p>
                <draw:g>
                  <svg:desc>Foglio1.F3:Foglio1.F21</svg:desc>
                </draw:g>
              </table:table-cell>
              <table:table-cell office:value-type="float" office:value="0">
                <text:p>0</text:p>
                <draw:g>
                  <svg:desc>Foglio1.G3:Foglio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6019">
                <text:p>6019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025">
                <text:p>8025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16051">
                <text:p>16051</text:p>
              </table:table-cell>
              <table:table-cell office:value-type="float" office:value="16624">
                <text:p>16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18917">
                <text:p>18917</text:p>
              </table:table-cell>
              <table:table-cell office:value-type="float" office:value="23216">
                <text:p>2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  <table:table-cell office:value-type="float" office:value="26369">
                <text:p>26369</text:p>
              </table:table-cell>
              <table:table-cell office:value-type="float" office:value="32961">
                <text:p>32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30381">
                <text:p>30381</text:p>
              </table:table-cell>
              <table:table-cell office:value-type="float" office:value="38693">
                <text:p>38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32388">
                <text:p>32388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">
                <text:p>242</text:p>
              </table:table-cell>
              <table:table-cell office:value-type="float" office:value="34394">
                <text:p>34394</text:p>
              </table:table-cell>
              <table:table-cell office:value-type="float" office:value="52164">
                <text:p>52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34997">
                <text:p>134997</text:p>
              </table:table-cell>
              <table:table-cell office:value-type="float" office:value="83692">
                <text:p>83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141302">
                <text:p>141302</text:p>
              </table:table-cell>
              <table:table-cell office:value-type="float" office:value="103755">
                <text:p>10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">
                <text:p>318</text:p>
              </table:table-cell>
              <table:table-cell office:value-type="float" office:value="144742">
                <text:p>144742</text:p>
              </table:table-cell>
              <table:table-cell office:value-type="float" office:value="108914">
                <text:p>108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154487">
                <text:p>154487</text:p>
              </table:table-cell>
              <table:table-cell office:value-type="float" office:value="119233">
                <text:p>119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4">
                <text:p>364</text:p>
              </table:table-cell>
              <table:table-cell office:value-type="float" office:value="157066">
                <text:p>157066</text:p>
              </table:table-cell>
              <table:table-cell office:value-type="float" office:value="120666">
                <text:p>120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4">
                <text:p>424</text:p>
              </table:table-cell>
              <table:table-cell office:value-type="float" office:value="196619">
                <text:p>196619</text:p>
              </table:table-cell>
              <table:table-cell office:value-type="float" office:value="159359">
                <text:p>159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1">
                <text:p>511</text:p>
              </table:table-cell>
              <table:table-cell office:value-type="float" office:value="221268">
                <text:p>22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">
                <text:p>516</text:p>
              </table:table-cell>
              <table:table-cell office:value-type="float" office:value="223848">
                <text:p>22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3">
                <text:p>523</text:p>
              </table:table-cell>
              <table:table-cell office:value-type="float" office:value="228720">
                <text:p>228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6">
                <text:p>546</text:p>
              </table:table-cell>
              <table:table-cell office:value-type="float" office:value="231300">
                <text:p>2313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